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office:value-type="string">
            <text:p>Base Min Dmg</text:p>
          </table:table-cell>
          <table:table-cell office:value-type="string">
            <text:p>Base Max Dmg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Min DPS</text:p>
          </table:table-cell>
          <table:table-cell office:value-type="string">
            <text:p>Max DPS</text:p>
          </table:table-cell>
        </table:table-row>
        <table:table-row table:style-name="ro1">
          <table:table-cell office:value-type="string">
            <text:p>Fast Weapon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E3]*[.$B$1]" office:value-type="float" office:value="3">
            <text:p>3</text:p>
          </table:table-cell>
          <table:table-cell table:formula="of:=[.F3]*[.$B$1]" office:value-type="float" office:value="4">
            <text:p>4</text:p>
          </table:table-cell>
          <table:table-cell table:formula="of:=[.G3]/[.D3]" office:value-type="float" office:value="1.5">
            <text:p>1.5</text:p>
          </table:table-cell>
          <table:table-cell table:formula="of:=[.H3]/[.C3]" office:value-type="float" office:value="4">
            <text:p>4</text:p>
          </table:table-cell>
        </table:table-row>
        <table:table-row table:style-name="ro1">
          <table:table-cell office:value-type="string">
            <text:p>Medium Weapons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E4]*[.$B$1]" office:value-type="float" office:value="6">
            <text:p>6</text:p>
          </table:table-cell>
          <table:table-cell table:formula="of:=[.F4]*[.$B$1]" office:value-type="float" office:value="9">
            <text:p>9</text:p>
          </table:table-cell>
          <table:table-cell table:formula="of:=[.G4]/[.D4]" office:value-type="float" office:value="2">
            <text:p>2</text:p>
          </table:table-cell>
          <table:table-cell table:formula="of:=[.H4]/[.C4]" office:value-type="float" office:value="4.5">
            <text:p>4.5</text:p>
          </table:table-cell>
        </table:table-row>
        <table:table-row table:style-name="ro1">
          <table:table-cell office:value-type="string">
            <text:p>Slow Weapons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E5]*[.$B$1]" office:value-type="float" office:value="10">
            <text:p>10</text:p>
          </table:table-cell>
          <table:table-cell table:formula="of:=[.F5]*[.$B$1]" office:value-type="float" office:value="15">
            <text:p>15</text:p>
          </table:table-cell>
          <table:table-cell table:formula="of:=[.G5]/[.D5]" office:value-type="float" office:value="2.5">
            <text:p>2.5</text:p>
          </table:table-cell>
          <table:table-cell table:formula="of:=[.H5]/[.C5]" office:value-type="float" office:value="5">
            <text:p>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in Speed</text:p>
          </table:table-cell>
          <table:table-cell office:value-type="string">
            <text:p>Max Speed</text:p>
          </table:table-cell>
          <table:table-cell office:value-type="string">
            <text:p>Base Min Dmg</text:p>
          </table:table-cell>
          <table:table-cell office:value-type="string">
            <text:p>Base Max Dmg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Min DPS</text:p>
          </table:table-cell>
          <table:table-cell office:value-type="string">
            <text:p>Max DPS</text:p>
          </table:table-cell>
        </table:table-row>
        <table:table-row table:style-name="ro1">
          <table:table-cell office:value-type="string">
            <text:p>Fast Weapons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8]*[.$B$1]" office:value-type="float" office:value="2">
            <text:p>2</text:p>
          </table:table-cell>
          <table:table-cell table:formula="of:=[.F8]*[.$B$1]" office:value-type="float" office:value="3">
            <text:p>3</text:p>
          </table:table-cell>
          <table:table-cell table:formula="of:=[.G8]/[.D8]" office:value-type="float" office:value="1">
            <text:p>1</text:p>
          </table:table-cell>
          <table:table-cell table:formula="of:=[.H8]/[.C8]" office:value-type="float" office:value="3">
            <text:p>3</text:p>
          </table:table-cell>
        </table:table-row>
        <table:table-row table:style-name="ro1">
          <table:table-cell office:value-type="string">
            <text:p>Medium Weapons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9]*[.$B$1]" office:value-type="float" office:value="4">
            <text:p>4</text:p>
          </table:table-cell>
          <table:table-cell table:formula="of:=[.F9]*[.$B$1]" office:value-type="float" office:value="7">
            <text:p>7</text:p>
          </table:table-cell>
          <table:table-cell table:formula="of:=[.G9]/[.D9]" office:value-type="float" office:value="1.33333333333333">
            <text:p>1.3333333333</text:p>
          </table:table-cell>
          <table:table-cell table:formula="of:=[.H9]/[.C9]" office:value-type="float" office:value="3.5">
            <text:p>3.5</text:p>
          </table:table-cell>
        </table:table-row>
        <table:table-row table:style-name="ro1">
          <table:table-cell office:value-type="string">
            <text:p>Slow Weapons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E10]*[.$B$1]" office:value-type="float" office:value="8">
            <text:p>8</text:p>
          </table:table-cell>
          <table:table-cell table:formula="of:=[.F10]*[.$B$1]" office:value-type="float" office:value="12">
            <text:p>12</text:p>
          </table:table-cell>
          <table:table-cell table:formula="of:=[.G10]/[.D10]" office:value-type="float" office:value="2">
            <text:p>2</text:p>
          </table:table-cell>
          <table:table-cell table:formula="of:=[.H10]/[.C10]" office:value-type="float" office:value="4">
            <text:p>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Player Stat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office:value-type="string">
            <text:p>Min Hits</text:p>
          </table:table-cell>
          <table:table-cell office:value-type="string">
            <text:p>Max Hits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table:number-columns-repeated="2"/>
        </table:table-row>
        <table:table-row table:style-name="ro1">
          <table:table-cell office:value-type="string">
            <text:p>HP</text:p>
          </table:table-cell>
          <table:table-cell table:formula="of:=100+[.$B$1]*25" office:value-type="float" office:value="125">
            <text:p>125</text:p>
          </table:table-cell>
          <table:table-cell table:formula="of:=120+[.$B$1]*30"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string">
            <text:p>Other Stats</text:p>
          </table:table-cell>
          <table:table-cell table:formula="of:=5+([.$B$1]-1)" office:value-type="float" office:value="5">
            <text:p>5</text:p>
          </table:table-cell>
          <table:table-cell table:formula="of:=7+([.$B$1]-1)*2+[.$B$1]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CEILING([.$B$17]/[.H3];1)" office:value-type="float" office:value="19">
            <text:p>19</text:p>
          </table:table-cell>
          <table:table-cell table:formula="of:=CEILING([.$B$17]/[.G3];1)" office:value-type="float" office:value="25">
            <text:p>25</text:p>
          </table:table-cell>
          <table:table-cell table:formula="of:=[.E15]*[.C3]" office:value-type="float" office:value="19">
            <text:p>19</text:p>
          </table:table-cell>
          <table:table-cell table:formula="of:=[.F15]*[.D3]"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Enemy Stat</text:p>
          </table:table-cell>
          <table:table-cell table:number-columns-repeated="3"/>
          <table:table-cell table:formula="of:=CEILING([.$B$17]/[.H4];1)" office:value-type="float" office:value="9">
            <text:p>9</text:p>
          </table:table-cell>
          <table:table-cell table:formula="of:=CEILING([.$B$17]/[.G4];1)" office:value-type="float" office:value="13">
            <text:p>13</text:p>
          </table:table-cell>
          <table:table-cell table:formula="of:=[.E16]*[.C4]" office:value-type="float" office:value="18">
            <text:p>18</text:p>
          </table:table-cell>
          <table:table-cell table:formula="of:=[.F16]*[.D4]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HP</text:p>
          </table:table-cell>
          <table:table-cell table:formula="of:=50+[.$B$1]*25" office:value-type="float" office:value="75">
            <text:p>75</text:p>
          </table:table-cell>
          <table:table-cell table:formula="of:=60+[.$B$1]*30" office:value-type="float" office:value="90">
            <text:p>90</text:p>
          </table:table-cell>
          <table:table-cell/>
          <table:table-cell table:formula="of:=CEILING([.$B$17]/[.H5];1)" office:value-type="float" office:value="5">
            <text:p>5</text:p>
          </table:table-cell>
          <table:table-cell table:formula="of:=CEILING([.$B$17]/[.G5];1)" office:value-type="float" office:value="8">
            <text:p>8</text:p>
          </table:table-cell>
          <table:table-cell table:formula="of:=[.E17]*[.C5]" office:value-type="float" office:value="15">
            <text:p>15</text:p>
          </table:table-cell>
          <table:table-cell table:formula="of:=[.F17]*[.D5]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Other</text:p>
          </table:table-cell>
          <table:table-cell table:formula="of:=4+FLOOR(([.$B$1]-1)/2;1)" office:value-type="float" office:value="4">
            <text:p>4</text:p>
          </table:table-cell>
          <table:table-cell table:formula="of:=6+([.$B$1]-1)" office:value-type="float" office:value="6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000-00-00T09:49:14.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1:15:02.82</meta:creation-date>
    <dc:date>2014-08-05T11:47:17.48</dc:date>
    <meta:editing-duration>PT1H51M48S</meta:editing-duration>
    <meta:editing-cycles>3</meta:editing-cycles>
    <meta:generator>LibreOffice/4.0.5.2$Windows_x86 LibreOffice_project/5464147a081647a250913f19c0715bca595af2f</meta:generator>
    <meta:document-statistic meta:table-count="1" meta:cell-count="104" meta:object-count="0"/>
  </office:meta>
</office:document-meta>
</file>